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1b27" officeooo:paragraph-rsid="00041b27"/>
    </style:style>
    <style:style style:name="P2" style:family="paragraph" style:parent-style-name="Standard">
      <style:text-properties style:text-underline-style="none" officeooo:rsid="0004decc" officeooo:paragraph-rsid="0004decc"/>
    </style:style>
    <style:style style:name="P3" style:family="paragraph" style:parent-style-name="Standard">
      <style:text-properties style:text-underline-style="none" officeooo:rsid="0005556c" officeooo:paragraph-rsid="0005556c"/>
    </style:style>
    <style:style style:name="P4" style:family="paragraph" style:parent-style-name="Standard">
      <style:text-properties style:text-underline-style="none" officeooo:rsid="0005556c" officeooo:paragraph-rsid="00072b78"/>
    </style:style>
    <style:style style:name="P5" style:family="paragraph" style:parent-style-name="Standard">
      <style:text-properties style:text-underline-style="none" officeooo:rsid="0007279a" officeooo:paragraph-rsid="0007279a"/>
    </style:style>
    <style:style style:name="P6" style:family="paragraph" style:parent-style-name="Standard">
      <style:text-properties style:text-underline-style="none" officeooo:rsid="00072b78" officeooo:paragraph-rsid="00072b78"/>
    </style:style>
    <style:style style:name="P7" style:family="paragraph" style:parent-style-name="Standard">
      <style:text-properties style:text-underline-style="none" officeooo:rsid="000a68e0" officeooo:paragraph-rsid="000a68e0"/>
    </style:style>
    <style:style style:name="P8" style:family="paragraph" style:parent-style-name="Standard">
      <style:text-properties style:text-underline-style="none" officeooo:rsid="000c2433" officeooo:paragraph-rsid="000c2433"/>
    </style:style>
    <style:style style:name="P9" style:family="paragraph" style:parent-style-name="Standard">
      <style:text-properties style:text-underline-style="none" officeooo:rsid="000ded2f" officeooo:paragraph-rsid="000ded2f"/>
    </style:style>
    <style:style style:name="P10" style:family="paragraph" style:parent-style-name="Standard">
      <style:text-properties officeooo:rsid="000e1d8c" officeooo:paragraph-rsid="00041b27"/>
    </style:style>
    <style:style style:name="P11" style:family="paragraph" style:parent-style-name="Standard">
      <style:text-properties officeooo:rsid="000e1d8c" officeooo:paragraph-rsid="000e1d8c"/>
    </style:style>
    <style:style style:name="P12" style:family="paragraph" style:parent-style-name="Standard">
      <style:text-properties officeooo:rsid="000f031a" officeooo:paragraph-rsid="000f031a"/>
    </style:style>
    <style:style style:name="P13" style:family="paragraph" style:parent-style-name="Standard">
      <style:text-properties style:text-underline-style="none" officeooo:rsid="0004decc" officeooo:paragraph-rsid="0010db95"/>
    </style:style>
    <style:style style:name="T1" style:family="text">
      <style:text-properties officeooo:rsid="0005556c"/>
    </style:style>
    <style:style style:name="T2" style:family="text">
      <style:text-properties officeooo:rsid="0007279a"/>
    </style:style>
    <style:style style:name="T3" style:family="text">
      <style:text-properties officeooo:rsid="00072b78"/>
    </style:style>
    <style:style style:name="T4" style:family="text">
      <style:text-properties officeooo:rsid="000ded2f"/>
    </style:style>
    <style:style style:name="T5" style:family="text">
      <style:text-properties officeooo:rsid="0010db95"/>
    </style:style>
    <style:style style:name="T6" style:family="text">
      <style:text-properties officeooo:rsid="0012da7b"/>
    </style:style>
    <style:style style:name="T7" style:family="text">
      <style:text-properties officeooo:rsid="0013f7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TOCOLO:</text:p>
      <text:p text:style-name="P11">- Una hora de tiempo.</text:p>
      <text:p text:style-name="P11">- Tener un vídeo preparado.</text:p>
      <text:p text:style-name="P11">- Media hora o así entre la defensa y la demostración.</text:p>
      <text:p text:style-name="P10"/>
      <text:p text:style-name="P12">ÍNDICE:</text:p>
      <text:p text:style-name="P12">Comentar muy breve el índice.</text:p>
      <text:p text:style-name="P12"/>
      <text:p text:style-name="P1">OBJETIVOS:</text:p>
      <text:p text:style-name="P1">Los objetivos de este proyecto son:</text:p>
      <text:p text:style-name="P1">- Diseñar una red de nodos basada en la tecnología ApSoC.</text:p>
      <text:p text:style-name="P1">- Establecer una comunicación entre todos los nodos de la red.</text:p>
      <text:p text:style-name="P1">- Cada nodo ha de ser capaz de aportar información a un fichero común de forma secuencial.</text:p>
      <text:p text:style-name="P1"/>
      <text:p text:style-name="P1">DESCRIPCIÓN:</text:p>
      <text:p text:style-name="P1">Como nodos de la red usaremos las tarjetas de desarrollo Zybo Zynq 7010.</text:p>
      <text:p text:style-name="P1">Estas tarjetas incluyen un procesador ARM y una FPGA en el mismo circuito integrado. Esto permite programar cualquier periférico hardware en la FPGA y controlarlo a través del procesador ARM. La importancia del procesador ARM se hace notable a la hora de tener un sistema operativo que nos permite obtener funciones de red como comunicación con otros dispositivos de red. Esto nos permite una gran variedad de posibilidades, entre otras, el control de la FPGA mediante una conexión SSH al procesador ARM que ejecute un sistema operativo Linux.</text:p>
      <text:p text:style-name="P1"/>
      <text:p text:style-name="P1">ALCANCE:</text:p>
      <text:p text:style-name="P2">En cuanto al alcance del proyecto, lo que se pretende es obtener una infraestructura de red completamente autónoma. Para ello tenemos que tener en cuenta una serie de puntos a completar:</text:p>
      <text:p text:style-name="P2">- Instalación del Sistema Operativo Linux sobre el núcleo ARM de las tarjetas de desarrollo.</text:p>
      <text:p text:style-name="P2">- Interconexión física de los elementos de la red mediante el switch de interconexión.</text:p>
      <text:p text:style-name="P2">- Desarrollar scripts que automaticen la comunicación y el agregado de información por parte de cada nodo.</text:p>
      <text:p text:style-name="P2">- Creación y ejecución de pruebas de red y del sistema completo.</text:p>
      <text:p text:style-name="P2"/>
      <text:p text:style-name="P2">TECNOLOGÍAS A UTILIZAR:</text:p>
      <text:p text:style-name="P2">Los componentes a utilizar en el proyecto son:</text:p>
      <text:p text:style-name="P2">- Ordenador central con Sistema Operativo Debian 9 Stretch.</text:p>
      <text:p text:style-name="P2">- Tres tarjetas de desarrollo Zybo Zynq 7010 con sistema operativo Debian 8 Jessie instalado en una tarjeta micro SD.</text:p>
      <text:p text:style-name="P2">- Switch de interconexión.</text:p>
      <text:p text:style-name="P2">El ordenador central enviará un fichero al primer nodo.</text:p>
      <text:p text:style-name="P2">Este primer nodo, tratará el fichero añadiendo la información local.</text:p>
      <text:p text:style-name="P2">Y, a continuación, lo enviará al siguiente nodo de la red.</text:p>
      <text:p text:style-name="P2">La secuencia termina cuando el último nodo de la red envía el fichero de vuelta al ordenador central.</text:p>
      <text:p text:style-name="P2"/>
      <text:p text:style-name="P2">ANÁLISIS DEL SISTEMA:</text:p>
      <text:p text:style-name="P2">- <text:span text:style-name="T1">Sistema operativo del ordenador central: Debian 9 Stretch en arquitectura x86.</text:span></text:p>
      <text:p text:style-name="P2">- <text:span text:style-name="T1">Sistema operativo de las tarjetas de desarrollo: Debian 8 Jessie compilador para ARM e instalado en una tarjeta micro SD.</text:span></text:p>
      <text:p text:style-name="P2">- <text:span text:style-name="T1">Para las comunicaciones se ha usado el protocolo SSH.</text:span></text:p>
      <text:p text:style-name="P2">- <text:span text:style-name="T1">Para el envío de ficheros se ha usado el protocolo SCP.</text:span></text:p>
      <text:p text:style-name="P13">- <text:span text:style-name="T1">Para la comprobación de la recepción del fichero se usará el comando stat de Linux. Stat: Genera un HASH por cada cambio en el estado del directorio.</text:span></text:p>
      <text:p text:style-name="P2"><text:soft-page-break/></text:p>
      <text:p text:style-name="P3">Las tareas a realizar por cada nodo del sistema se concentran en los siguientes scripts:</text:p>
      <text:p text:style-name="P3">- Recibiendo: Gracias al comando stat de Linux, comprueba si el estado del directorio /recibir ha cambiado. <text:span text:style-name="T3">Para ello comprueba el hash del directorio actual con el hash del directorio anterior, que ha guardado en el directorio /backups. E</text:span>n caso de que cambie, será porque ha entrado un nuevo fichero, entonces, se selecciona el fichero más actual de los que estén disponibles dentro del directorio inspeccionado. Este script termina su ejecución moviendo el fichero del directorio /recibir al directorio /trabajar (dejando una copia en /desencriptar).</text:p>
      <text:p text:style-name="P4">- Cristian: Este script comprueba el estado del directorio /trabajar gracias al comando stat de Linux. <text:span text:style-name="T3">Para ello comprueba el hash del directorio actual con el hash del directorio anterior, que ha guardado en el directorio /backups.</text:span> Cuando se recibe un fichero en el directorio /trabajar, será el encargado de añadir información al fichero <text:span text:style-name="T2">más actual de todos los que se encuentren en dicho directorio</text:span>. La ejecución de este script termina moviendo el fichero del directorio /trabajar al directorio /enviar.</text:p>
      <text:p text:style-name="P4">- Enviando: Gracias al comando stat de Linux <text:span text:style-name="T2">se comprueba si el estado del directorio /enviar ha cambiado. Para ello comprueba el hash del directorio actual con el hash del directorio anterior, que ha guardado en el directorio /backups. Si el estado del directorio ha cambiado es porque ha llegado un nuevo fichero. En este caso, selecciona el más actual y lo envía al siguiente nodo de la red, finalizando así su ejecución. Para saber si el siguiente nodo de la red está conectado, este script incluye el lanzamiento del comando ping hacia el siguiente nodo de la red. Todos los dispositivos de la red junto con sus direcciones IP están guardados en el fichero de configuración de Linux /etc/hosts.</text:span></text:p>
      <text:p text:style-name="P3"/>
      <text:p text:style-name="P5">Para automatizar todo el sistema, es necesario contar con una serie de scripts apoyados en un herramienta que nos sirva como gestor de eventos como es la herramienta cron de Linux.</text:p>
      <text:p text:style-name="P5">Gracias a cron, podremos lanzar un script al inicio del Sistema Operativo Linux que se encargue de lanzar a ejecución al resto de scripts.</text:p>
      <text:p text:style-name="P5">Para evitar la saturación del arranque del sistema operativo, <text:span text:style-name="T3">se ha usado dividido la secuencia de arranque en dos partes.</text:span></text:p>
      <text:p text:style-name="P6">Se ha establecido una periodicidad en las comprobaciones de un segundo.</text:p>
      <text:p text:style-name="P6"/>
      <text:p text:style-name="P5">- Lanzador: <text:span text:style-name="T3">Será lanzado por el gestor de eventos cron de Linux</text:span>. <text:span text:style-name="T3">Este script se encarga de lanzar a ejecución en segundo plano el script Automatico.sh y, una vez que lo lanza, finaliza su ejecución, lo que hace que no se sature el arranque del sistema operativo.</text:span></text:p>
      <text:p text:style-name="P5">- Automatico: <text:span text:style-name="T3">Este script es lanzado </text:span>por Lanzador.<text:span text:style-name="T3">sh en segundo plano</text:span> y con<text:span text:style-name="T3">tiene un</text:span> bucle <text:span text:style-name="T3">infinito que se reiterará cada</text:span> segundo. <text:span text:style-name="T3">En cada una de las iteraciones, lanzará los scripts Recibiendo.sh, Cristian.sh y Enviando.sh para el funcionamiento autónomo del sistema.</text:span></text:p>
      <text:p text:style-name="P5"/>
      <text:p text:style-name="P7">La secuencia de trabajo de los scripts será la siguiente:</text:p>
      <text:p text:style-name="P7">1. El usuario crea el fichero en el ordenador central y <text:span text:style-name="T6">enciende</text:span> las tarjetas de desarrollo que actúan como nodo de la red. Al hacer esto, se pone en marcha la ejecución de los scripts automatizados gracias al evento de inicio del sistema operativo.</text:p>
      <text:p text:style-name="P7">2. El usuario envía el fichero al primer nodo de la red.</text:p>
      <text:p text:style-name="P7">3. El script Recibiendo.sh comprobará el directorio /recibir y moverá el fichero al directorio /trabajar dejando una copia en /desencriptar.</text:p>
      <text:p text:style-name="P7">4. El script Cristian.sh comprobará el directorio /trabajar y añadirá información al fichero. Finalmente, lo moverá al directorio /enviar.</text:p>
      <text:p text:style-name="P7">5. El script Enviandos.sh comprobará el directorio /enviar y comprobará que existe el siguiente nodo de la red mediante el lanzamiento del comando ping al siguiente nodo de la red. En caso de que exista, se volverá a realizar todo el proceso en el nuevo nodo. En caso de que no exista, el nodo enviará el fichero de vuelta al ordenador central.</text:p>
      <text:p text:style-name="P7"/>
      <text:p text:style-name="P7"><text:soft-page-break/>DISEÑO Y DESARROLLO:</text:p>
      <text:p text:style-name="P8">- Todos los dispositivos de la red han de estar conectados al switch de interconexión y tener una dirección IP fija.</text:p>
      <text:p text:style-name="P8">- El proceso de comunicación se inicia en el ordenador central mediante el envío del fichero al primer nodo de la red.</text:p>
      <text:p text:style-name="P8">- Los nodos reciben el fichero, añaden información y lo envían al siguiente nodo de la red.</text:p>
      <text:p text:style-name="P8">- El proceso de comunicación finaliza cuando le fichero es devuelto al ordenador central por el último de los nodos de la red.</text:p>
      <text:p text:style-name="P8"/>
      <text:p text:style-name="P8">PRUEBAS DEL SISTEMA:</text:p>
      <text:p text:style-name="P8">Podemos destacar dos pruebas principales:</text:p>
      <text:p text:style-name="P8">- Prueba de conexión de red: Será realizada desde el ordenador central mediante la ejecución del script Inicio.sh, que, mediante una serie de pings, comprobará si el resto de nodos de la red se encuentran conectados o no a la red.</text:p>
      <text:p text:style-name="P8">- Prueba de comunicación del sistema autónomo: Será realizada con la intervención de forma autónoma de todos los nodos de la red de forma que se envíe un fichero al primer nodo de la red desde el ordenador central y se reciba cuando haya pasado por todos los nodos de la red de forma secuencial, recogiendo los datos de todos ellos.</text:p>
      <text:p text:style-name="P8"/>
      <text:p text:style-name="P8">CONCLUSIONES:</text:p>
      <text:p text:style-name="P8">- Aunque la red se pensó inicialmente para un cifrado/descifrado AES, realmente, puede usarse para cualquier tipo de módulo hardware implementado en la FPGA de la tarjeta de desarrollo Zybo Zynq 7010, como el tratamiento de imágenes.</text:p>
      <text:p text:style-name="P8">- El sistema está preparado para soportar tantos nodos de red como capacidad física tenga la red usada. <text:span text:style-name="T7">Depende del número de conexiones del switch o del rango de direcciones ip.</text:span></text:p>
      <text:p text:style-name="P8"/>
      <text:p text:style-name="P8">- Escenario de trabajo 1: Todos los nodos están conectaos correctamente a la red: <text:span text:style-name="T4">Esta sería la situación ideal. El fichero se enviaría al primer nodo de la red, recorrería el resto de nodos y sería devuelto por el último de ellos al ordenador central, que recogería la información aportada por todos los nodos.</text:span></text:p>
      <text:p text:style-name="P8">- <text:span text:style-name="T4">Escenario de trabajo 2: Un nodo intermedio se encuentra desconectado: El fichero sería enviado al primer nodo de la red desde el ordenador central. Una vez tratado en el primer nodo, éste no obtendría respuesta del segundo nodo de la red (ya que estará desconectado), por lo que devolverá el fichero al ordenador central como si del último nodo se tratara.</text:span></text:p>
      <text:p text:style-name="P8">- <text:span text:style-name="T4">Escenario de trabajo 3: El primer nodo está desconectado: En este caso, al enviar el fichero obtendremos un error debido a que no hay conexión con el primer nodo, por lo que se nos plantean dos posibles soluciones:</text:span></text:p>
      <text:p text:style-name="P8"><text:tab/>- <text:span text:style-name="T4">Arreglar la conexión con el primer nodo de forma que volvamos a tenerlo operativo (siempre que no requiera de demasiado tiempo).</text:span></text:p>
      <text:p text:style-name="P8"><text:tab/>- <text:span text:style-name="T4">Enviar el fichero al segundo nodo directamente usándolo como primer nodo de la red.</text:span></text:p>
      <text:p text:style-name="P8"/>
      <text:p text:style-name="P9">ACLARACIONES:</text:p>
      <text:p text:style-name="P9">- Hay un cifrado en la comunicación ya que se usa el protocolo SSH y SCP para las comunicaciones y el envío de ficheros.</text:p>
      <text:p text:style-name="P9">- No hay cifrado local de la información del nodo aportado por el Trabajo de Fin de Grado de Cristian Ambrosio Costoya por incompatibilidad con el Trabajo de Fin de Grado de Gabriel Fernando Sánchez Reina, el cuál, debía proporcionar el driver Linux para la comunicación con este módulo cifrador.</text:p>
      <text:p text:style-name="P9"/>
      <text:p text:style-name="P9">TRABAJO FUTURO:</text:p>
      <text:p text:style-name="P9">- Cambiar la cadena de conexiones de secuencial a aleatorio.</text:p>
      <text:p text:style-name="P9"><text:soft-page-break/>- Completar el trabajo de cifrado/descifrado incluyendo el IP cifrador/descifrador AES de Cristian Ambrosio Costoyay el driver de Gabriel Fernando Sánchez Reina.</text:p>
      <text:p text:style-name="P9">- Implementación de un módulo IEEE 802.11 para conexiones inalámbricas de todos los nodos de la red, lo que nos permitiría su fácil instalación en un entorno de I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16:51:25.572810789</meta:creation-date>
    <dc:date>2020-09-23T11:30:54.309551386</dc:date>
    <meta:editing-duration>PT1H27M28S</meta:editing-duration>
    <meta:editing-cycles>13</meta:editing-cycles>
    <meta:generator>LibreOffice/6.1.5.2$Linux_X86_64 LibreOffice_project/10$Build-2</meta:generator>
    <meta:document-statistic meta:table-count="0" meta:image-count="0" meta:object-count="0" meta:page-count="4" meta:paragraph-count="75" meta:word-count="1679" meta:character-count="9930" meta:non-whitespace-character-count="8324"/>
  </office:meta>
</office:document-meta>
</file>